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Expansion 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iñata pequeña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2]*[.C2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Dulces (100)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B3]*[.C3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Globos (50)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4]*[.C4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erpentina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formula="of:=[.B5]*[.C5]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6]*[.C6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ision</text:p>
          </table:table-cell>
          <table:table-cell office:value-type="float" office:value="1" calcext:value-type="float">
            <text:p>1</text:p>
          </table:table-cell>
          <table:table-cell office:value-type="float" office:value="7900" calcext:value-type="float">
            <text:p>7900</text:p>
          </table:table-cell>
          <table:table-cell table:formula="of:=[.B7]*[.C7]"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Inflar Globo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[.B8]*[.C8]" office:value-type="float" office:value="2500" calcext:value-type="float">
            <text:p>2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20000" calcext:value-type="float">
            <text:p>20000</text:p>
          </table:table-cell>
        </table:table-row>
      </table:table>
      <table:table table:name="Expansion 2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iñata mediana</text:p>
          </table:table-cell>
          <table:table-cell office:value-type="float" office:value="1" calcext:value-type="float">
            <text:p>1</text:p>
          </table:table-cell>
          <table:table-cell office:value-type="float" office:value="2900" calcext:value-type="float">
            <text:p>2900</text:p>
          </table:table-cell>
          <table:table-cell table:formula="of:=[.B2]*[.C2]"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Dulces (100)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3]*[.C3]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Globos (50)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4]*[.C4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erpentina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5]*[.C5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6]*[.C6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rta mediana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B7]*[.C7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rnetas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table:formula="of:=[.B8]*[.C8]"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Gorros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table:formula="of:=[.B9]*[.C9]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Mantel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B10]*[.C10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egalo Sorpresa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formula="of:=[.B11]*[.C11]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omision</text:p>
          </table:table-cell>
          <table:table-cell office:value-type="float" office:value="1" calcext:value-type="float">
            <text:p>1</text:p>
          </table:table-cell>
          <table:table-cell office:value-type="float" office:value="12900" calcext:value-type="float">
            <text:p>12900</text:p>
          </table:table-cell>
          <table:table-cell table:formula="of:=[.B12]*[.C12]"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Inflar Globo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[.B13]*[.C13]" office:value-type="float" office:value="2500" calcext:value-type="float">
            <text:p>2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3])" office:value-type="float" office:value="70000" calcext:value-type="float">
            <text:p>70000</text:p>
          </table:table-cell>
        </table:table-row>
      </table:table>
      <table:table table:name="Expansion 3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iñata mediana</text:p>
          </table:table-cell>
          <table:table-cell office:value-type="float" office:value="1" calcext:value-type="float">
            <text:p>1</text:p>
          </table:table-cell>
          <table:table-cell office:value-type="float" office:value="2900" calcext:value-type="float">
            <text:p>2900</text:p>
          </table:table-cell>
          <table:table-cell table:formula="of:=[.B2]*[.C2]"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Dulces (100)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3]*[.C3]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Globos (50)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4]*[.C4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erpentina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5]*[.C5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6]*[.C6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rta grande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table:formula="of:=[.B7]*[.C7]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ornetas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table:formula="of:=[.B8]*[.C8]"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Gorros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table:formula="of:=[.B9]*[.C9]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Mantel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B10]*[.C10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egalo Sorpresa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B11]*[.C1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Papitas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B12]*[.C12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formula="of:=[.B13]*[.C13]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Cuchufli (5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14]*[.C14]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formula="of:=[.B15]*[.C15]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Pin pop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formula="of:=[.B16]*[.C16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lobos Payaso (50)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B17]*[.C17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Comision</text:p>
          </table:table-cell>
          <table:table-cell office:value-type="float" office:value="1" calcext:value-type="float">
            <text:p>1</text:p>
          </table:table-cell>
          <table:table-cell office:value-type="float" office:value="21400" calcext:value-type="float">
            <text:p>21400</text:p>
          </table:table-cell>
          <table:table-cell table:formula="of:=[.B18]*[.C18]"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Inflar Globos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formula="of:=[.B19]*[.C19]" office:value-type="float" office:value="8000" calcext:value-type="float">
            <text:p>8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9])" office:value-type="float" office:value="159900" calcext:value-type="float">
            <text:p>159900</text:p>
          </table:table-cell>
        </table:table-row>
      </table:table>
      <table:table table:name="Plan Pablo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iñata mediana</text:p>
          </table:table-cell>
          <table:table-cell office:value-type="float" office:value="1" calcext:value-type="float">
            <text:p>1</text:p>
          </table:table-cell>
          <table:table-cell office:value-type="float" office:value="2900" calcext:value-type="float">
            <text:p>2900</text:p>
          </table:table-cell>
          <table:table-cell table:formula="of:=[.B2]*[.C2]"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Dulces (100)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3]*[.C3]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Globos (50)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4]*[.C4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erpentina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5]*[.C5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6]*[.C6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rta grande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table:formula="of:=[.B7]*[.C7]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ornetas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table:formula="of:=[.B8]*[.C8]"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Gorros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table:formula="of:=[.B9]*[.C9]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Mantel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B10]*[.C10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egalo Sorpresa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B11]*[.C11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Papitas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B12]*[.C12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formula="of:=[.B13]*[.C13]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Cuchufli (5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14]*[.C14]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formula="of:=[.B15]*[.C15]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Pin pop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formula="of:=[.B16]*[.C16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lobos Payaso (50)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B17]*[.C17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Comision</text:p>
          </table:table-cell>
          <table:table-cell office:value-type="float" office:value="1" calcext:value-type="float">
            <text:p>1</text:p>
          </table:table-cell>
          <table:table-cell office:value-type="float" office:value="50800" calcext:value-type="float">
            <text:p>50800</text:p>
          </table:table-cell>
          <table:table-cell table:formula="of:=[.B18]*[.C18]" office:value-type="float" office:value="50800" calcext:value-type="float">
            <text:p>50800</text:p>
          </table:table-cell>
        </table:table-row>
        <table:table-row table:style-name="ro1">
          <table:table-cell office:value-type="string" calcext:value-type="string">
            <text:p>Inflar Globos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formula="of:=[.B19]*[.C19]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asos (50)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20]*[.C20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latos (50)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B21]*[.C21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uente PLP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[.B22]*[.C22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ubiertos (50)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formula="of:=[.B23]*[.C23]"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ervilletas (50)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formula="of:=[.B24]*[.C24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Juego Inflable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formula="of:=[.B25]*[.C25]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Arriendo Slackline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[.B26]*[.C26]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THE MAGO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B27]*[.C27]" office:value-type="float" office:value="40000" calcext:value-type="float">
            <text:p>40000</text:p>
          </table:table-cell>
        </table:table-row>
        <table:table-row table:style-name="ro1">
          <table:table-cell table:style-name="ce1" office:value-type="string" calcext:value-type="string">
            <text:p>THE PABLO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[.B28]*[.C28]" office:value-type="float" office:value="35000" calcext:value-type="float">
            <text:p>35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29])" office:value-type="float" office:value="390000" calcext:value-type="float">
            <text:p>39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0:18:29.490185346</meta:creation-date>
    <dc:date>2016-10-12T21:33:50.306875589</dc:date>
    <meta:editing-duration>PT2M30S</meta:editing-duration>
    <meta:editing-cycles>1</meta:editing-cycles>
    <meta:document-statistic meta:table-count="4" meta:cell-count="280" meta:object-count="0"/>
    <meta:generator>LibreOffice/5.1.4.2$Linux_X86_64 LibreOffice_project/10m0$Build-2</meta:generator>
  </office:meta>
</office:document-meta>
</file>